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6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886cm"/>
    </style:style>
    <style:style style:name="co6" style:family="table-column">
      <style:table-column-properties fo:break-before="auto" style:column-width="2.801cm"/>
    </style:style>
    <style:style style:name="co7" style:family="table-column">
      <style:table-column-properties fo:break-before="auto" style:column-width="3.773cm"/>
    </style:style>
    <style:style style:name="co8" style:family="table-column">
      <style:table-column-properties fo:break-before="auto" style:column-width="2.663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2">
          <table:table-cell office:value-type="string">
            <text:p>Total Number of Agents in all Test</text:p>
          </table:table-cell>
          <table:table-cell office:value-type="string">
            <text:p>Number of Agents per Test</text:p>
          </table:table-cell>
          <table:table-cell office:value-type="string">
            <text:p>Failed Attempts</text:p>
          </table:table-cell>
          <table:table-cell office:value-type="string">
            <text:p>Failurerate [%]</text:p>
          </table:table-cell>
          <table:table-cell office:value-type="string">
            <text:p>Spawnrate [spawn/s]</text:p>
          </table:table-cell>
          <table:table-cell office:value-type="string">
            <text:p>Number of Test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C4]/([.B4]*[.G1])" office:value-type="float" office:value="0.0333333333333333">
            <text:p>0,033333333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formula="of:=[.C5]/([.B5]*[.G1])" office:value-type="float" office:value="0.133333333333333">
            <text:p>0,133333333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[.C6]/([.B6]*[.G1])" office:value-type="float" office:value="0.0666666666666667">
            <text:p>0,0666666667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formula="of:=[.C7]/([.B7]*[.G1])" office:value-type="float" office:value="0.22">
            <text:p>0,22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21.06.2015</text:date>, <text:time>15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5:54:02.08</meta:creation-date>
    <dc:date>2015-06-21T15:22:42.47</dc:date>
    <meta:editing-duration>PT20M1S</meta:editing-duration>
    <meta:editing-cycles>6</meta:editing-cycles>
    <meta:generator>OpenOffice/4.1.1$Win32 OpenOffice.org_project/411m6$Build-9775</meta:generator>
    <meta:document-statistic meta:table-count="3" meta:cell-count="37" meta:object-count="0"/>
  </office:meta>
</office:document-meta>
</file>